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tyle="normal" officeooo:rsid="001a07a3" officeooo:paragraph-rsid="001a07a3" style:font-style-asian="normal" style:font-style-complex="normal"/>
    </style:style>
    <style:style style:name="P2" style:family="paragraph" style:parent-style-name="Standard">
      <style:text-properties style:font-name="Courier 10 Pitch" fo:font-style="normal" officeooo:rsid="001a07a3" officeooo:paragraph-rsid="001e63dc" style:font-style-asian="normal" style:font-style-complex="normal"/>
    </style:style>
    <style:style style:name="P3" style:family="paragraph" style:parent-style-name="Standard">
      <style:text-properties style:font-name="Courier 10 Pitch" fo:font-style="normal" officeooo:rsid="001a07a3" officeooo:paragraph-rsid="002407fe" style:font-style-asian="normal" style:font-style-complex="normal"/>
    </style:style>
    <style:style style:name="P4" style:family="paragraph" style:parent-style-name="Standard">
      <style:text-properties style:font-name="Courier 10 Pitch" fo:font-style="normal" officeooo:rsid="001a07a3" officeooo:paragraph-rsid="0026e109" style:font-style-asian="normal" style:font-style-complex="normal"/>
    </style:style>
    <style:style style:name="P5" style:family="paragraph" style:parent-style-name="Standard">
      <style:text-properties style:font-name="Courier 10 Pitch" fo:font-style="normal" officeooo:rsid="001a52fb" officeooo:paragraph-rsid="001a07a3" style:font-style-asian="normal" style:font-style-complex="normal"/>
    </style:style>
    <style:style style:name="P6" style:family="paragraph" style:parent-style-name="Standard">
      <style:text-properties style:font-name="Courier 10 Pitch" fo:font-style="normal" officeooo:rsid="001b8409" officeooo:paragraph-rsid="001a07a3" style:font-style-asian="normal" style:font-style-complex="normal"/>
    </style:style>
    <style:style style:name="P7" style:family="paragraph" style:parent-style-name="Standard">
      <style:text-properties style:font-name="Courier 10 Pitch" fo:font-style="normal" officeooo:rsid="001cea98" officeooo:paragraph-rsid="001a07a3" style:font-style-asian="normal" style:font-style-complex="normal"/>
    </style:style>
    <style:style style:name="P8" style:family="paragraph" style:parent-style-name="Standard">
      <style:text-properties style:font-name="Courier 10 Pitch" fo:font-style="normal" officeooo:rsid="001e63dc" officeooo:paragraph-rsid="001e63dc" style:font-style-asian="normal" style:font-style-complex="normal"/>
    </style:style>
    <style:style style:name="P9" style:family="paragraph" style:parent-style-name="Standard">
      <style:text-properties style:font-name="Courier 10 Pitch" fo:font-style="normal" officeooo:rsid="002220aa" officeooo:paragraph-rsid="002220aa" style:font-style-asian="normal" style:font-style-complex="normal"/>
    </style:style>
    <style:style style:name="P10" style:family="paragraph" style:parent-style-name="Standard">
      <style:text-properties style:font-name="Courier 10 Pitch" fo:font-style="normal" officeooo:rsid="001ea5d1" officeooo:paragraph-rsid="001ea5d1" style:font-style-asian="normal" style:font-style-complex="normal"/>
    </style:style>
    <style:style style:name="P11" style:family="paragraph" style:parent-style-name="Standard">
      <style:text-properties style:font-name="Courier 10 Pitch" fo:font-style="normal" officeooo:rsid="00209d42" officeooo:paragraph-rsid="00209d42" style:font-style-asian="normal" style:font-style-complex="normal"/>
    </style:style>
    <style:style style:name="P12" style:family="paragraph" style:parent-style-name="Standard">
      <style:text-properties style:font-name="Courier 10 Pitch" fo:font-style="normal" officeooo:rsid="00209d42" officeooo:paragraph-rsid="001f200f" style:font-style-asian="normal" style:font-style-complex="normal"/>
    </style:style>
    <style:style style:name="P13" style:family="paragraph" style:parent-style-name="Standard">
      <style:text-properties style:font-name="Courier 10 Pitch" fo:font-style="normal" officeooo:rsid="00209d42" officeooo:paragraph-rsid="001ea5d1" style:font-style-asian="normal" style:font-style-complex="normal"/>
    </style:style>
    <style:style style:name="P14" style:family="paragraph" style:parent-style-name="Standard">
      <style:text-properties style:font-name="Courier 10 Pitch" fo:font-style="normal" officeooo:rsid="001f200f" officeooo:paragraph-rsid="001f200f" style:font-style-asian="normal" style:font-style-complex="normal"/>
    </style:style>
    <style:style style:name="P15" style:family="paragraph" style:parent-style-name="Standard">
      <style:text-properties style:font-name="Courier 10 Pitch" fo:font-style="normal" officeooo:rsid="00205fb4" officeooo:paragraph-rsid="002167d1" style:font-style-asian="normal" style:font-style-complex="normal"/>
    </style:style>
    <style:style style:name="P16" style:family="paragraph" style:parent-style-name="Standard">
      <style:text-properties style:font-name="Courier 10 Pitch" fo:font-style="normal" officeooo:rsid="002167d1" officeooo:paragraph-rsid="002167d1" style:font-style-asian="normal" style:font-style-complex="normal"/>
    </style:style>
    <style:style style:name="P17" style:family="paragraph" style:parent-style-name="Standard">
      <style:text-properties style:font-name="Courier 10 Pitch" fo:font-style="normal" officeooo:rsid="0024f82c" officeooo:paragraph-rsid="0024f82c" style:font-style-asian="normal" style:font-style-complex="normal"/>
    </style:style>
    <style:style style:name="P18" style:family="paragraph" style:parent-style-name="Standard">
      <style:text-properties style:font-name="Courier 10 Pitch" fo:font-style="normal" officeooo:rsid="0024f82c" officeooo:paragraph-rsid="00265c3b" style:font-style-asian="normal" style:font-style-complex="normal"/>
    </style:style>
    <style:style style:name="P19" style:family="paragraph" style:parent-style-name="Standard">
      <style:text-properties style:font-name="Courier 10 Pitch" fo:font-style="normal" officeooo:rsid="0024f82c" officeooo:paragraph-rsid="002936a5" style:font-style-asian="normal" style:font-style-complex="normal"/>
    </style:style>
    <style:style style:name="P20" style:family="paragraph" style:parent-style-name="Standard">
      <style:text-properties style:font-name="Courier 10 Pitch" fo:font-style="normal" officeooo:rsid="00288ac8" officeooo:paragraph-rsid="00288ac8" style:font-style-asian="normal" style:font-style-complex="normal"/>
    </style:style>
    <style:style style:name="P21" style:family="paragraph" style:parent-style-name="Standard">
      <style:text-properties style:font-name="Courier 10 Pitch" fo:font-style="normal" officeooo:rsid="0028c774" officeooo:paragraph-rsid="0028c774" style:font-style-asian="normal" style:font-style-complex="normal"/>
    </style:style>
    <style:style style:name="P22" style:family="paragraph" style:parent-style-name="Standard">
      <style:text-properties style:font-name="Courier 10 Pitch" fo:font-style="normal" officeooo:rsid="002936a5" officeooo:paragraph-rsid="002936a5" style:font-style-asian="normal" style:font-style-complex="normal"/>
    </style:style>
    <style:style style:name="P23" style:family="paragraph" style:parent-style-name="Standard">
      <style:text-properties style:font-name="Courier 10 Pitch" fo:font-style="normal" officeooo:rsid="002b16ee" officeooo:paragraph-rsid="002b16ee" style:font-style-asian="normal" style:font-style-complex="normal"/>
    </style:style>
    <style:style style:name="P24" style:family="paragraph" style:parent-style-name="Standard">
      <style:text-properties style:font-name="Courier 10 Pitch" fo:font-style="normal" officeooo:rsid="002dbbde" officeooo:paragraph-rsid="002dbbde" style:font-style-asian="normal" style:font-style-complex="normal"/>
    </style:style>
    <style:style style:name="P25" style:family="paragraph" style:parent-style-name="Standard">
      <style:text-properties style:font-name="Courier 10 Pitch" fo:font-style="normal" officeooo:rsid="002e8674" officeooo:paragraph-rsid="002e8674" style:font-style-asian="normal" style:font-style-complex="normal"/>
    </style:style>
    <style:style style:name="P26" style:family="paragraph" style:parent-style-name="Standard">
      <style:text-properties style:font-name="Courier 10 Pitch" fo:font-style="normal" officeooo:rsid="002f8748" officeooo:paragraph-rsid="002f8748" style:font-style-asian="normal" style:font-style-complex="normal"/>
    </style:style>
    <style:style style:name="P27" style:family="paragraph" style:parent-style-name="Standard">
      <style:text-properties style:font-name="Courier 10 Pitch" fo:font-style="normal" officeooo:rsid="00369837" officeooo:paragraph-rsid="00369837" style:font-style-asian="normal" style:font-style-complex="normal"/>
    </style:style>
    <style:style style:name="P28" style:family="paragraph" style:parent-style-name="Standard">
      <style:text-properties style:font-name="Courier 10 Pitch" fo:font-style="normal" officeooo:rsid="0026e109" officeooo:paragraph-rsid="0026e109" style:font-style-asian="normal" style:font-style-complex="normal"/>
    </style:style>
    <style:style style:name="P29" style:family="paragraph" style:parent-style-name="Standard">
      <style:text-properties style:font-name="Courier 10 Pitch" fo:font-style="normal" officeooo:rsid="00374ff6" officeooo:paragraph-rsid="00374ff6" style:font-style-asian="normal" style:font-style-complex="normal"/>
    </style:style>
    <style:style style:name="P30" style:family="paragraph" style:parent-style-name="Standard">
      <style:text-properties style:font-name="Courier 10 Pitch" fo:font-style="normal" officeooo:rsid="00384394" officeooo:paragraph-rsid="00384394" style:font-style-asian="normal" style:font-style-complex="normal"/>
    </style:style>
    <style:style style:name="P31" style:family="paragraph" style:parent-style-name="Standard">
      <style:text-properties style:font-name="Courier 10 Pitch" fo:font-style="normal" officeooo:rsid="003857b8" officeooo:paragraph-rsid="003857b8" style:font-style-asian="normal" style:font-style-complex="normal"/>
    </style:style>
    <style:style style:name="P32" style:family="paragraph" style:parent-style-name="Standard">
      <style:text-properties style:font-name="Courier 10 Pitch" fo:font-style="normal" officeooo:rsid="0038c4c2" officeooo:paragraph-rsid="0038c4c2" style:font-style-asian="normal" style:font-style-complex="normal"/>
    </style:style>
    <style:style style:name="P33" style:family="paragraph" style:parent-style-name="Standard">
      <style:text-properties style:font-name="Courier 10 Pitch" fo:font-style="normal" officeooo:rsid="003aa3f5" officeooo:paragraph-rsid="003aa3f5" style:font-style-asian="normal" style:font-style-complex="normal"/>
    </style:style>
    <style:style style:name="P34" style:family="paragraph" style:parent-style-name="Standard">
      <style:text-properties style:font-name="Courier 10 Pitch" fo:font-style="normal" officeooo:rsid="003e52ef" officeooo:paragraph-rsid="003e52ef" style:font-style-asian="normal" style:font-style-complex="normal"/>
    </style:style>
    <style:style style:name="P35" style:family="paragraph" style:parent-style-name="Standard">
      <style:text-properties style:font-name="Courier 10 Pitch" fo:font-style="normal" officeooo:rsid="003f9b31" officeooo:paragraph-rsid="003f9b31" style:font-style-asian="normal" style:font-style-complex="normal"/>
    </style:style>
    <style:style style:name="P36" style:family="paragraph" style:parent-style-name="Standard">
      <style:text-properties style:font-name="Courier 10 Pitch" fo:font-style="normal" officeooo:rsid="004036c2" officeooo:paragraph-rsid="004036c2" style:font-style-asian="normal" style:font-style-complex="normal"/>
    </style:style>
    <style:style style:name="P37" style:family="paragraph" style:parent-style-name="Standard">
      <style:text-properties style:font-name="Courier 10 Pitch" fo:font-style="normal" officeooo:rsid="001a07a3" officeooo:paragraph-rsid="001a07a3" fo:background-color="#eeeeee" style:font-style-asian="normal" style:font-style-complex="normal"/>
    </style:style>
    <style:style style:name="P38" style:family="paragraph" style:parent-style-name="Standard">
      <style:text-properties style:font-name="Courier 10 Pitch" fo:font-style="normal" officeooo:rsid="001a07a3" officeooo:paragraph-rsid="0026e109" fo:background-color="#eeeeee" style:font-style-asian="normal" style:font-style-complex="normal"/>
    </style:style>
    <style:style style:name="P39" style:family="paragraph" style:parent-style-name="Standard">
      <style:text-properties style:font-name="Courier 10 Pitch" fo:font-style="normal" officeooo:rsid="0038c4c2" officeooo:paragraph-rsid="0038c4c2" fo:background-color="#eeeeee" style:font-style-asian="normal" style:font-style-complex="normal"/>
    </style:style>
    <style:style style:name="P40" style:family="paragraph" style:parent-style-name="Standard">
      <style:text-properties style:font-name="Courier 10 Pitch" fo:font-style="normal" fo:font-weight="normal" officeooo:rsid="00288ac8" officeooo:paragraph-rsid="0031e091" style:font-style-asian="normal" style:font-weight-asian="normal" style:font-style-complex="normal" style:font-weight-complex="normal"/>
    </style:style>
    <style:style style:name="P41" style:family="paragraph" style:parent-style-name="Standard">
      <style:text-properties style:font-name="Courier 10 Pitch" fo:font-style="normal" fo:font-weight="normal" officeooo:rsid="00346f40" officeooo:paragraph-rsid="00346f40" style:font-style-asian="normal" style:font-weight-asian="normal" style:font-style-complex="normal" style:font-weight-complex="normal"/>
    </style:style>
    <style:style style:name="P42" style:family="paragraph" style:parent-style-name="Standard">
      <style:text-properties style:font-name="Courier 10 Pitch" fo:font-style="normal" fo:font-weight="normal" officeooo:rsid="003c8a3a" officeooo:paragraph-rsid="003c8a3a" style:font-style-asian="normal" style:font-weight-asian="normal" style:font-style-complex="normal" style:font-weight-complex="normal"/>
    </style:style>
    <style:style style:name="P43" style:family="paragraph" style:parent-style-name="Standard">
      <style:text-properties style:font-name="Courier 10 Pitch" fo:font-style="normal" fo:font-weight="bold" officeooo:rsid="00384394" officeooo:paragraph-rsid="00384394" style:font-style-asian="normal" style:font-weight-asian="bold" style:font-style-complex="normal" style:font-weight-complex="bold"/>
    </style:style>
    <style:style style:name="P44" style:family="paragraph" style:parent-style-name="Standard">
      <style:text-properties style:font-name="Courier 10 Pitch" fo:font-style="normal" style:text-underline-style="solid" style:text-underline-width="auto" style:text-underline-color="font-color" officeooo:rsid="003aa3f5" officeooo:paragraph-rsid="003aa3f5" style:font-style-asian="normal" style:font-style-complex="normal"/>
    </style:style>
    <style:style style:name="P45" style:family="paragraph" style:parent-style-name="Standard">
      <style:text-properties style:font-name="Courier 10 Pitch" fo:font-style="italic" officeooo:rsid="0028c774" officeooo:paragraph-rsid="0028c774" style:font-style-asian="italic" style:font-style-complex="italic"/>
    </style:style>
    <style:style style:name="P46" style:family="paragraph" style:parent-style-name="Standard">
      <style:text-properties style:font-name="Courier 10 Pitch" fo:font-style="italic" officeooo:rsid="002e8674" officeooo:paragraph-rsid="002e8674" style:font-style-asian="italic" style:font-style-complex="italic"/>
    </style:style>
    <style:style style:name="P47" style:family="paragraph" style:parent-style-name="Standard">
      <style:text-properties style:font-name="Courier 10 Pitch" fo:font-style="italic" officeooo:rsid="002dbbde" officeooo:paragraph-rsid="002dbbde" style:font-style-asian="italic" style:font-style-complex="italic"/>
    </style:style>
    <style:style style:name="P48" style:family="paragraph" style:parent-style-name="Standard">
      <style:text-properties style:font-name="Courier 10 Pitch" fo:font-style="italic" officeooo:rsid="0024f82c" officeooo:paragraph-rsid="0024f82c" style:font-style-asian="italic" style:font-style-complex="italic"/>
    </style:style>
    <style:style style:name="P49" style:family="paragraph" style:parent-style-name="Standard">
      <style:text-properties style:font-name="Courier 10 Pitch" fo:font-style="italic" officeooo:rsid="002407fe" officeooo:paragraph-rsid="002407fe" style:font-style-asian="italic" style:font-style-complex="italic"/>
    </style:style>
    <style:style style:name="P50" style:family="paragraph" style:parent-style-name="Standard">
      <style:text-properties style:font-name="Courier 10 Pitch" fo:font-style="italic" officeooo:rsid="002407fe" officeooo:paragraph-rsid="0026e109" style:font-style-asian="italic" style:font-style-complex="italic"/>
    </style:style>
    <style:style style:name="P51" style:family="paragraph" style:parent-style-name="Standard">
      <style:text-properties style:font-name="Courier 10 Pitch" fo:font-style="italic" officeooo:rsid="002407fe" officeooo:paragraph-rsid="001a07a3" style:font-style-asian="italic" style:font-style-complex="italic"/>
    </style:style>
    <style:style style:name="P52" style:family="paragraph" style:parent-style-name="Standard">
      <style:text-properties style:font-name="Courier 10 Pitch" fo:font-style="italic" officeooo:rsid="002c5703" officeooo:paragraph-rsid="002407fe" style:font-style-asian="italic" style:font-style-complex="italic"/>
    </style:style>
    <style:style style:name="P53" style:family="paragraph" style:parent-style-name="Standard">
      <style:text-properties style:font-name="Courier 10 Pitch" fo:font-style="italic" officeooo:rsid="002c5703" officeooo:paragraph-rsid="002dbbde" style:font-style-asian="italic" style:font-style-complex="italic"/>
    </style:style>
    <style:style style:name="P54" style:family="paragraph" style:parent-style-name="Standard">
      <style:text-properties style:font-name="Courier 10 Pitch" fo:font-style="italic" fo:font-weight="normal" officeooo:rsid="0031e091" officeooo:paragraph-rsid="0031e091" style:font-style-asian="italic" style:font-weight-asian="normal" style:font-style-complex="italic" style:font-weight-complex="normal"/>
    </style:style>
    <style:style style:name="P55" style:family="paragraph" style:parent-style-name="Standard">
      <style:paragraph-properties fo:padding="0.0291in" fo:border-left="none" fo:border-right="none" fo:border-top="none" fo:border-bottom="0.06pt solid #000000" style:join-border="false"/>
      <style:text-properties style:font-name="Courier 10 Pitch" fo:font-style="normal" officeooo:rsid="001ea5d1" officeooo:paragraph-rsid="001ea5d1" style:font-style-asian="normal" style:font-style-complex="normal"/>
    </style:style>
    <style:style style:name="P56" style:family="paragraph" style:parent-style-name="Standard">
      <style:paragraph-properties fo:padding="0.0291in" fo:border-left="none" fo:border-right="none" fo:border-top="none" fo:border-bottom="0.99pt solid #000000" style:join-border="false"/>
      <style:text-properties style:font-name="Courier 10 Pitch" fo:font-style="normal" officeooo:rsid="002167d1" officeooo:paragraph-rsid="002167d1" style:font-style-asian="normal" style:font-style-complex="normal"/>
    </style:style>
    <style:style style:name="P57" style:family="paragraph" style:parent-style-name="Standard">
      <style:paragraph-properties fo:padding="0.0291in" fo:border-left="none" fo:border-right="none" fo:border-top="none" fo:border-bottom="0.99pt solid #000000" style:join-border="false"/>
      <style:text-properties style:font-name="Courier 10 Pitch" fo:font-style="normal" officeooo:rsid="00369837" officeooo:paragraph-rsid="00369837" style:font-style-asian="normal" style:font-style-complex="normal"/>
    </style:style>
    <style:style style:name="P58" style:family="paragraph" style:parent-style-name="Standard">
      <style:paragraph-properties fo:padding="0.0291in" fo:border-left="none" fo:border-right="none" fo:border-top="none" fo:border-bottom="0.99pt solid #000000" style:join-border="false"/>
      <style:text-properties style:font-name="Courier 10 Pitch" fo:font-style="normal" officeooo:rsid="00374ff6" officeooo:paragraph-rsid="00374ff6" style:font-style-asian="normal" style:font-style-complex="normal"/>
    </style:style>
    <style:style style:name="P59" style:family="paragraph" style:parent-style-name="Standard">
      <style:text-properties style:font-name="Courier 10 Pitch" fo:font-style="normal" fo:font-weight="normal" officeooo:rsid="00374ff6" officeooo:paragraph-rsid="00374ff6" style:font-style-asian="normal" style:font-weight-asian="normal" style:font-style-complex="normal" style:font-weight-complex="normal"/>
    </style:style>
    <style:style style:name="P60" style:family="paragraph" style:parent-style-name="Standard">
      <style:text-properties style:font-name="Courier 10 Pitch" fo:font-style="normal" fo:font-weight="normal" officeooo:rsid="00384394" officeooo:paragraph-rsid="00384394" style:font-style-asian="normal" style:font-weight-asian="normal" style:font-style-complex="normal" style:font-weight-complex="normal"/>
    </style:style>
    <style:style style:name="P61" style:family="paragraph" style:parent-style-name="Standard">
      <style:text-properties style:font-name="Courier 10 Pitch" fo:font-style="normal" style:text-underline-style="solid" style:text-underline-width="auto" style:text-underline-color="font-color" fo:font-weight="normal" officeooo:rsid="003aa3f5" officeooo:paragraph-rsid="003aa3f5" style:font-style-asian="normal" style:font-weight-asian="normal" style:font-style-complex="normal" style:font-weight-complex="normal"/>
    </style:style>
    <style:style style:name="P62" style:family="paragraph" style:parent-style-name="Standard">
      <style:text-properties style:font-name="Courier 10 Pitch" fo:font-style="normal" style:text-underline-style="none" fo:font-weight="normal" officeooo:rsid="003aa3f5" officeooo:paragraph-rsid="003aa3f5" style:font-style-asian="normal" style:font-weight-asian="normal" style:font-style-complex="normal" style:font-weight-complex="normal"/>
    </style:style>
    <style:style style:name="P63" style:family="paragraph" style:parent-style-name="Standard">
      <style:text-properties style:font-name="Courier 10 Pitch" fo:font-style="normal" style:text-underline-style="none" fo:font-weight="normal" officeooo:rsid="003aa3f5" officeooo:paragraph-rsid="0041b30e" style:font-style-asian="normal" style:font-weight-asian="normal" style:font-style-complex="normal" style:font-weight-complex="normal"/>
    </style:style>
    <style:style style:name="P64" style:family="paragraph" style:parent-style-name="Standard">
      <style:text-properties style:font-name="Courier 10 Pitch" fo:font-style="normal" style:text-underline-style="none" fo:font-weight="normal" officeooo:rsid="003aa3f5" officeooo:paragraph-rsid="0042a017" style:font-style-asian="normal" style:font-weight-asian="normal" style:font-style-complex="normal" style:font-weight-complex="normal"/>
    </style:style>
    <style:style style:name="P65" style:family="paragraph" style:parent-style-name="Standard">
      <style:text-properties style:font-name="Courier 10 Pitch" fo:font-style="normal" style:text-underline-style="none" fo:font-weight="normal" officeooo:rsid="003aa3f5" officeooo:paragraph-rsid="0047b3ae" style:font-style-asian="normal" style:font-weight-asian="normal" style:font-style-complex="normal" style:font-weight-complex="normal"/>
    </style:style>
    <style:style style:name="P66" style:family="paragraph" style:parent-style-name="Standard">
      <style:text-properties style:font-name="Courier 10 Pitch" fo:font-style="normal" style:text-underline-style="none" fo:font-weight="normal" officeooo:rsid="003aa3f5" officeooo:paragraph-rsid="00498020" style:font-style-asian="normal" style:font-weight-asian="normal" style:font-style-complex="normal" style:font-weight-complex="normal"/>
    </style:style>
    <style:style style:name="P67" style:family="paragraph" style:parent-style-name="Standard">
      <style:text-properties style:font-name="Courier 10 Pitch" fo:font-style="normal" style:text-underline-style="none" fo:font-weight="bold" officeooo:rsid="003aa3f5" officeooo:paragraph-rsid="0047b3ae" style:font-style-asian="normal" style:font-weight-asian="bold" style:font-style-complex="normal" style:font-weight-complex="bold"/>
    </style:style>
    <style:style style:name="P68" style:family="paragraph" style:parent-style-name="Standard">
      <style:text-properties style:font-name="Courier 10 Pitch" fo:font-style="normal" style:text-underline-style="none" fo:font-weight="bold" officeooo:rsid="003aa3f5" officeooo:paragraph-rsid="00498020" style:font-style-asian="normal" style:font-weight-asian="bold" style:font-style-complex="normal" style:font-weight-complex="bold"/>
    </style:style>
    <style:style style:name="P69" style:family="paragraph" style:parent-style-name="Standard">
      <style:paragraph-properties fo:padding="0.0291in" fo:border-left="none" fo:border-right="none" fo:border-top="none" fo:border-bottom="0.99pt solid #000000" style:join-border="false"/>
      <style:text-properties style:font-name="Courier 10 Pitch" fo:font-style="normal" style:text-underline-style="none" fo:font-weight="normal" officeooo:rsid="003aa3f5" officeooo:paragraph-rsid="003aa3f5" style:font-style-asian="normal" style:font-weight-asian="normal" style:font-style-complex="normal" style:font-weight-complex="normal"/>
    </style:style>
    <style:style style:name="P70" style:family="paragraph" style:parent-style-name="Standard">
      <style:paragraph-properties fo:padding="0.0291in" fo:border-left="none" fo:border-right="none" fo:border-top="none" fo:border-bottom="0.06pt solid #000000" style:join-border="false"/>
      <style:text-properties style:font-name="Courier 10 Pitch" fo:font-style="normal" officeooo:rsid="001ea5d1" officeooo:paragraph-rsid="001ea5d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407fe" style:font-style-asian="italic" style:font-style-complex="italic"/>
    </style:style>
    <style:style style:name="T3" style:family="text">
      <style:text-properties fo:font-style="italic" officeooo:rsid="00260513" style:font-style-asian="italic" style:font-style-complex="italic"/>
    </style:style>
    <style:style style:name="T4" style:family="text">
      <style:text-properties fo:font-style="italic" officeooo:rsid="0026e109" style:font-style-asian="italic" style:font-style-complex="italic"/>
    </style:style>
    <style:style style:name="T5" style:family="text">
      <style:text-properties fo:font-style="italic" officeooo:rsid="002c5703" style:font-style-asian="italic" style:font-style-complex="italic"/>
    </style:style>
    <style:style style:name="T6" style:family="text">
      <style:text-properties fo:font-style="italic" officeooo:rsid="002ebf39" style:font-style-asian="italic" style:font-style-complex="italic"/>
    </style:style>
    <style:style style:name="T7" style:family="text">
      <style:text-properties fo:font-style="italic" officeooo:rsid="003126f5" style:font-style-asian="italic" style:font-style-complex="italic"/>
    </style:style>
    <style:style style:name="T8" style:family="text">
      <style:text-properties fo:font-style="italic" officeooo:rsid="0031e091" style:font-style-asian="italic" style:font-style-complex="italic"/>
    </style:style>
    <style:style style:name="T9" style:family="text">
      <style:text-properties fo:font-style="italic" officeooo:rsid="0033ac0f" style:font-style-asian="italic" style:font-style-complex="italic"/>
    </style:style>
    <style:style style:name="T10" style:family="text">
      <style:text-properties fo:font-style="italic" officeooo:rsid="0041b30e" style:font-style-asian="italic" style:font-style-complex="italic"/>
    </style:style>
    <style:style style:name="T11" style:family="text">
      <style:text-properties fo:font-style="italic" officeooo:rsid="00442037" style:font-style-asian="italic" style:font-style-complex="italic"/>
    </style:style>
    <style:style style:name="T12" style:family="text">
      <style:text-properties fo:font-style="italic" officeooo:rsid="00498020" style:font-style-asian="italic" style:font-style-complex="italic"/>
    </style:style>
    <style:style style:name="T13" style:family="text">
      <style:text-properties fo:font-style="italic" officeooo:rsid="004b1583" style:font-style-asian="italic" style:font-style-complex="italic"/>
    </style:style>
    <style:style style:name="T14" style:family="text">
      <style:text-properties fo:font-style="italic" fo:font-weight="bold" officeooo:rsid="0041b30e" style:font-style-asian="italic" style:font-weight-asian="bold" style:font-style-complex="italic" style:font-weight-complex="bold"/>
    </style:style>
    <style:style style:name="T15" style:family="text">
      <style:text-properties officeooo:rsid="001e1925"/>
    </style:style>
    <style:style style:name="T16" style:family="text">
      <style:text-properties officeooo:rsid="001a52fb"/>
    </style:style>
    <style:style style:name="T17" style:family="text">
      <style:text-properties officeooo:rsid="0023a723"/>
    </style:style>
    <style:style style:name="T18" style:family="text">
      <style:text-properties officeooo:rsid="001f200f"/>
    </style:style>
    <style:style style:name="T19" style:family="text">
      <style:text-properties officeooo:rsid="00209d42"/>
    </style:style>
    <style:style style:name="T20" style:family="text">
      <style:text-properties officeooo:rsid="002167d1"/>
    </style:style>
    <style:style style:name="T21" style:family="text">
      <style:text-properties officeooo:rsid="002407fe"/>
    </style:style>
    <style:style style:name="T22" style:family="text">
      <style:text-properties officeooo:rsid="0024f82c"/>
    </style:style>
    <style:style style:name="T23" style:family="text">
      <style:text-properties officeooo:rsid="00260513"/>
    </style:style>
    <style:style style:name="T24" style:family="text">
      <style:text-properties officeooo:rsid="00265c3b"/>
    </style:style>
    <style:style style:name="T25" style:family="text">
      <style:text-properties officeooo:rsid="002c5703"/>
    </style:style>
    <style:style style:name="T26" style:family="text">
      <style:text-properties officeooo:rsid="002e8674"/>
    </style:style>
    <style:style style:name="T27" style:family="text">
      <style:text-properties officeooo:rsid="002ebf39"/>
    </style:style>
    <style:style style:name="T28" style:family="text">
      <style:text-properties officeooo:rsid="0033ac0f"/>
    </style:style>
    <style:style style:name="T29" style:family="text">
      <style:text-properties fo:font-weight="bold" style:font-weight-asian="bold" style:font-weight-complex="bold"/>
    </style:style>
    <style:style style:name="T30" style:family="text">
      <style:text-properties fo:font-weight="bold" officeooo:rsid="0041b30e" style:font-weight-asian="bold" style:font-weight-complex="bold"/>
    </style:style>
    <style:style style:name="T31" style:family="text">
      <style:text-properties fo:font-weight="bold" officeooo:rsid="0042a017" style:font-weight-asian="bold" style:font-weight-complex="bold"/>
    </style:style>
    <style:style style:name="T32" style:family="text">
      <style:text-properties fo:font-weight="bold" officeooo:rsid="00442037" style:font-weight-asian="bold" style:font-weight-complex="bold"/>
    </style:style>
    <style:style style:name="T33" style:family="text">
      <style:text-properties fo:font-weight="bold" officeooo:rsid="0047b3ae"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47b3ae" style:font-weight-asian="normal" style:font-weight-complex="normal"/>
    </style:style>
    <style:style style:name="T36" style:family="text">
      <style:text-properties fo:font-weight="normal" officeooo:rsid="00498020" style:font-weight-asian="normal" style:font-weight-complex="normal"/>
    </style:style>
    <style:style style:name="T37" style:family="text">
      <style:text-properties officeooo:rsid="0038c4c2"/>
    </style:style>
    <style:style style:name="T38" style:family="text">
      <style:text-properties officeooo:rsid="0041b30e"/>
    </style:style>
    <style:style style:name="T39" style:family="text">
      <style:text-properties officeooo:rsid="0042a017"/>
    </style:style>
    <style:style style:name="T40" style:family="text">
      <style:text-properties officeooo:rsid="00442037"/>
    </style:style>
    <style:style style:name="T41" style:family="text">
      <style:text-properties officeooo:rsid="0047b3ae"/>
    </style:style>
    <style:style style:name="T42" style:family="text">
      <style:text-properties officeooo:rsid="004980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6">Today:</text:p>
      <text:p text:style-name="P26"/>
      <text:p text:style-name="P26"><text:s/>(abs): <text:s text:c="2"/></text:p>
      <text:p text:style-name="P26"/>
      <text:p text:style-name="P26"/>
      <text:p text:style-name="P26"/>
      <text:p text:style-name="P36">Confgured with!!!!!!!!!!!!!</text:p>
      <text:p text:style-name="P1"><text:span text:style-name="T22">C</text:span>ompilation:</text:p>
      <text:p text:style-name="P1"/>
      <text:p text:style-name="P1"/>
      <text:p text:style-name="P1"/>
      <text:p text:style-name="P20">The configure script is responsible for getting ready to build the </text:p>
      <text:p text:style-name="P20">software on the specific system. It ensures that all of the dependencies for the rest of the build and install process are available, and finds out whatever it needs to know to use this dependencies.</text:p>
      <text:p text:style-name="P20"/>
      <text:p text:style-name="P21"/>
      <text:p text:style-name="P45">./configure → config.log</text:p>
      <text:p text:style-name="P45"/>
      <text:p text:style-name="P22">Check for varialbles.</text:p>
      <text:p text:style-name="P22"/>
      <text:p text:style-name="P23">Debug compilation process.!</text:p>
      <text:p text:style-name="P22"/>
      <text:p text:style-name="P24">From the `<text:span text:style-name="T1">./configure –help`</text:span></text:p>
      <text:p text:style-name="P47">...</text:p>
      <text:p text:style-name="P19">Installation directories:</text:p>
      <text:p text:style-name="P17"><text:tab/></text:p>
      <text:p text:style-name="P17"><text:tab/>Architecture-independent files are installed in <text:span text:style-name="T1">PREFIX, that</text:span></text:p>
      <text:p text:style-name="P17"><text:tab/>is <text:span text:style-name="T1">/usr/local </text:span>by default and can be set as follows:</text:p>
      <text:p text:style-name="P17"><text:tab/><text:tab/><text:span text:style-name="T1">--configure=PREFIX</text:span></text:p>
      <text:p text:style-name="P48"/>
      <text:p text:style-name="P17"><text:span text:style-name="T1"><text:tab/></text:span><text:span text:style-name="T23">Architecture-dependent files are in </text:span><text:span text:style-name="T3">EPREFIX</text:span><text:span text:style-name="T23">, that is in</text:span></text:p>
      <text:p text:style-name="P17"><text:tab/><text:span text:style-name="T23">defaults to the value of </text:span><text:span text:style-name="T3">PREFIX </text:span><text:span text:style-name="T23">and can be set with:</text:span></text:p>
      <text:p text:style-name="P17"><text:span text:style-name="T1"><text:tab/><text:tab/>--</text:span><text:span text:style-name="T3">exec-prefix=EPREFIX</text:span></text:p>
      <text:p text:style-name="P1"><text:s text:c="3"/></text:p>
      <text:p text:style-name="P20">…</text:p>
      <text:p text:style-name="P20"/>
      <text:p text:style-name="P20"/>
      <text:p text:style-name="P25">To find where libraries: </text:p>
      <text:p text:style-name="P25"><text:s/>→ checked how option is called in `<text:span text:style-name="T1">./configure --help`</text:span></text:p>
      <text:p text:style-name="P20"><text:s/>→<text:span text:style-name="T27"> </text:span><text:span text:style-name="T6">grep -i ‘libdir=’ </text:span><text:span text:style-name="T7">config.log</text:span></text:p>
      <text:p text:style-name="P40"><text:span text:style-name="T7"><text:s/>→</text:span><text:span text:style-name="T8"> grep configure -w -e 'ac_default_prefix='</text:span></text:p>
      <text:p text:style-name="P54"/>
      <text:p text:style-name="P40"><text:span text:style-name="T8"><text:s/></text:span><text:span text:style-name="T9">→ </text:span><text:span text:style-name="T28">in </text:span><text:span text:style-name="T9">config.log</text:span><text:span text:style-name="T28"> grep for </text:span><text:span text:style-name="T9">‘Configured with:’</text:span></text:p>
      <text:p text:style-name="P41"><text:soft-page-break/><text:span text:style-name="T28">s</text:span>ee the last declaration.</text:p>
      <text:p text:style-name="P41"/>
      <text:p text:style-name="P41"/>
      <text:p text:style-name="P41"/>
      <text:p text:style-name="P42">autoreconf -vif</text:p>
      <text:p text:style-name="P20"/>
      <text:p text:style-name="P24">See further fine tuning options:</text:p>
      <text:p text:style-name="P1">…</text:p>
      <text:p text:style-name="P1"><text:s/>--<text:span text:style-name="T26">libdir<text:tab/><text:tab/><text:tab/>object code libraries</text:span></text:p>
      <text:p text:style-name="P1"/>
      <text:p text:style-name="P1"/>
      <text:p text:style-name="P1"/>
      <text:p text:style-name="P46">Dashka: What is object code? :)</text:p>
      <text:p text:style-name="P46"/>
      <text:p text:style-name="P46"/>
      <text:p text:style-name="P46"/>
      <text:p text:style-name="P18">From FHS: <text:span text:style-name="T24">(https://refspecs.linuxfoundation.org/FHS_3.0/fhs/ch04s09.html)</text:span></text:p>
      <text:p text:style-name="P37"><text:s text:c="3"/>/<text:span text:style-name="T21">usr/local</text:span></text:p>
      <text:p text:style-name="P49"><text:tab/><text:tab/>Used as a local software installation directory. Locally </text:p>
      <text:p text:style-name="P49"><text:s text:c="6"/>installed software must be placed in the /usr/local rather </text:p>
      <text:p text:style-name="P49"><text:s/><text:tab/><text:tab/>than /usr unless is being installed to replace or upgrage</text:p>
      <text:p text:style-name="P49"><text:tab/><text:tab/>software in /usr.</text:p>
      <text:p text:style-name="P49"/>
      <text:p text:style-name="P49"><text:s/><text:tab/><text:tab/>Local software should not be overwritten when system software</text:p>
      <text:p text:style-name="P49"><text:tab/><text:tab/>is updated.</text:p>
      <text:p text:style-name="P49"/>
      <text:p text:style-name="P49"/>
      <text:p text:style-name="P3"><text:span text:style-name="T2"><text:tab/></text:span><text:span text:style-name="T25">[!] </text:span><text:span text:style-name="T5">therefore it is subdirectories division due to content:</text:span></text:p>
      <text:p text:style-name="P52"><text:tab/><text:tab/><text:tab/>./bin, ./lib.</text:p>
      <text:p text:style-name="P53"/>
      <text:p text:style-name="P28">(https://refspecs.linuxfoundation.org/FHS_3.0/fhs/ch04s11.html)</text:p>
      <text:p text:style-name="P38"><text:s text:c="3"/>/<text:span text:style-name="T21">usr/share</text:span></text:p>
      <text:p text:style-name="P4"><text:span text:style-name="T2"><text:tab/><text:tab/></text:span><text:span text:style-name="T4">Used for all read-only architecture independent data files.</text:span></text:p>
      <text:p text:style-name="P50"><text:tab/></text:p>
      <text:p text:style-name="P51"/>
      <text:p text:style-name="P51"/>
      <text:p text:style-name="P2"><text:s text:c="3"/>autoconf<text:tab/><text:tab/># “configure.ac” <text:span text:style-name="T15">=&gt; configure </text:span></text:p>
      <text:p text:style-name="P1"><text:s text:c="3"/><text:span text:style-name="T16">automake –add-missing<text:tab/># Makefile.am → from Makefile.in</text:span></text:p>
      <text:p text:style-name="P5"><text:s text:c="3"/>./configure<text:tab/><text:tab/># generate Makefile from Makefile.in</text:p>
      <text:p text:style-name="P5"><text:s text:c="3"/>make<text:tab/><text:tab/><text:tab/># build </text:p>
      <text:p text:style-name="P6"><text:s text:c="3"/>make install<text:tab/># install</text:p>
      <text:p text:style-name="P6"/>
      <text:p text:style-name="P6"/>
      <text:p text:style-name="P6"><text:s text:c="2"/>~darya</text:p>
      <text:p text:style-name="P7"/>
      <text:p text:style-name="P7">/etc/ssh/sshd_config <text:s text:c="5"/></text:p>
      <text:p text:style-name="P5"><text:soft-page-break/></text:p>
      <text:p text:style-name="P5"/>
      <text:p text:style-name="P5"/>
      <text:p text:style-name="P8"><text:span text:style-name="T16">&lt;</text:span>Ctrl-R&gt; <text:tab/>reverse search</text:p>
      <text:p text:style-name="P8"/>
      <text:p text:style-name="P9">If package is missing? </text:p>
      <text:p text:style-name="P9"/>
      <text:p text:style-name="P9">apt list &lt;shell_pattern&gt; <text:s text:c="9"/><text:span text:style-name="T17">in the package name</text:span></text:p>
      <text:p text:style-name="P9"><text:s/></text:p>
      <text:p text:style-name="P9">sudo apt search <text:tab/><text:tab/><text:tab/><text:tab/>search in package description</text:p>
      <text:p text:style-name="P8"/>
      <text:p text:style-name="P34">Just find out how prefix is defined.</text:p>
      <text:p text:style-name="P8"/>
      <text:p text:style-name="P35">https://github.com/tmux/tmux</text:p>
      <text:p text:style-name="P8"/>
      <text:p text:style-name="P55"/>
      <text:p text:style-name="P55"/>
      <text:p text:style-name="P55"/>
      <text:p text:style-name="P55">VIM</text:p>
      <text:p text:style-name="P10"/>
      <text:p text:style-name="P11"/>
      <text:p text:style-name="P10"/>
      <text:p text:style-name="P10">&lt;Ctrl-W&gt;+&lt;W&gt; <text:tab/>jump to the next split</text:p>
      <text:p text:style-name="P10"/>
      <text:p text:style-name="P10">:only</text:p>
      <text:p text:style-name="P10">:<text:span text:style-name="T18">set hls<text:tab/><text:tab/><text:tab/>highlight search</text:span></text:p>
      <text:p text:style-name="P14">:set is ?<text:tab/><text:tab/><text:tab/><text:span text:style-name="T19">Display option status</text:span></text:p>
      <text:p text:style-name="P12">:set is !<text:tab/><text:tab/><text:tab/>Toggle it’s status <text:s text:c="4"/>; <text:s text:c="2"/>true → false; false → :true</text:p>
      <text:p text:style-name="P12">:set nois</text:p>
      <text:p text:style-name="P12">:set nonumber</text:p>
      <text:p text:style-name="P10">:<text:span text:style-name="T19">split</text:span></text:p>
      <text:p text:style-name="P13">:close</text:p>
      <text:p text:style-name="P13">:source $MY..</text:p>
      <text:p text:style-name="P13"/>
      <text:p text:style-name="P10"/>
      <text:p text:style-name="P10">:<text:span text:style-name="T19">h{elp} ‘is’<text:tab/><text:tab/><text:tab/>option help</text:span></text:p>
      <text:p text:style-name="P13">:h d<text:tab/><text:tab/><text:tab/><text:tab/><text:tab/>escape mode help</text:p>
      <text:p text:style-name="P13"/>
      <text:p text:style-name="P14">~/.vimrc</text:p>
      <text:p text:style-name="P14"/>
      <text:p text:style-name="P15">$MYVIMRC<text:tab/></text:p>
      <text:p text:style-name="P15"/>
      <text:p text:style-name="P15"/>
      <text:p text:style-name="P15"/>
      <text:p text:style-name="P56">SYSTEM</text:p>
      <text:p text:style-name="P16"><text:soft-page-break/></text:p>
      <text:p text:style-name="P16"/>
      <text:p text:style-name="P16">1 &gt; STDOUT</text:p>
      <text:p text:style-name="P15"><text:span text:style-name="T20">2 &gt; STDERR</text:span><text:tab/></text:p>
      <text:p text:style-name="P15"/>
      <text:p text:style-name="P15"/>
      <text:p text:style-name="P15"/>
      <text:p text:style-name="P57">NETWORKING</text:p>
      <text:p text:style-name="P27"/>
      <text:p text:style-name="P27">netplan(5) → /etc/netplan</text:p>
      <text:p text:style-name="P27"/>
      <text:p text:style-name="P58">SHELL</text:p>
      <text:p text:style-name="P29"/>
      <text:p text:style-name="P31">Shell types:</text:p>
      <text:p text:style-name="P31"/>
      <text:p text:style-name="P31"><text:s/>Interactive shells:</text:p>
      <text:p text:style-name="P31"/>
      <text:p text:style-name="P31"><text:s text:c="3"/>/bin/login <text:s text:c="3"/>→ /etc/passwd</text:p>
      <text:p text:style-name="P29"/>
      <text:p text:style-name="P31">Who am I? </text:p>
      <text:p text:style-name="P31"/>
      <text:p text:style-name="P31">1. whoami</text:p>
      <text:p text:style-name="P31">2. <text:span text:style-name="T37">$USER</text:span></text:p>
      <text:p text:style-name="P31"/>
      <text:p text:style-name="P31"/>
      <text:p text:style-name="P32"/>
      <text:p text:style-name="P31"/>
      <text:p text:style-name="P31">Environment variables:</text:p>
      <text:p text:style-name="P31"/>
      <text:p text:style-name="P32">To list environments:</text:p>
      <text:p text:style-name="P32"/>
      <text:p text:style-name="P39"><text:s/>$ env <text:s/></text:p>
      <text:p text:style-name="P31"><text:tab/></text:p>
      <text:p text:style-name="P32"/>
      <text:p text:style-name="P32">To set variable:</text:p>
      <text:p text:style-name="P32"/>
      <text:p text:style-name="P32"><text:s/>$ &lt;variable&gt;=&lt;value&gt;</text:p>
      <text:p text:style-name="P32"/>
      <text:p text:style-name="P32">To export to the current environment:</text:p>
      <text:p text:style-name="P32"/>
      <text:p text:style-name="P32"><text:s/>$ </text:p>
      <text:p text:style-name="P32"/>
      <text:p text:style-name="P32"/>
      <text:p text:style-name="P29"/>
      <text:p text:style-name="P44">Shortcuts:</text:p>
      <text:p text:style-name="P33"/>
      <text:p text:style-name="P29"><text:soft-page-break/>&lt;CTRL&gt;-&lt;<text:span text:style-name="T29">u</text:span><text:span text:style-name="T34">&gt; <text:tab/><text:tab/>delete from cursor to the beginning of the line</text:span></text:p>
      <text:p text:style-name="P29"><text:span text:style-name="T34">&lt;CTRL&gt;-&lt;</text:span><text:span text:style-name="T29">k</text:span><text:span text:style-name="T34">&gt; <text:tab/><text:tab/>delete from cursor to the end of the line</text:span></text:p>
      <text:p text:style-name="P29"><text:span text:style-name="T34">&lt;CTRL&gt;-&lt;</text:span><text:span text:style-name="T29">y</text:span><text:span text:style-name="T34">&gt;<text:tab/><text:tab/>paste what was deleted by last delete command</text:span></text:p>
      <text:p text:style-name="P59"/>
      <text:p text:style-name="P30"><text:span text:style-name="T34">&lt;ALT&gt;-&lt;</text:span><text:span text:style-name="T29">f</text:span><text:span text:style-name="T34">&gt;<text:tab/><text:tab/>jump word </text:span><text:span text:style-name="T29">f</text:span><text:span text:style-name="T34">orward</text:span></text:p>
      <text:p text:style-name="P43"><text:span text:style-name="T34">&lt;ALT&gt;-&lt;</text:span>b<text:span text:style-name="T34">&gt;<text:tab/><text:tab/>jump word </text:span>b<text:span text:style-name="T34">ackwards</text:span></text:p>
      <text:p text:style-name="P60"/>
      <text:p text:style-name="P43"><text:span text:style-name="T34">&lt;ALT&gt;-&lt;</text:span>d<text:span text:style-name="T34">&gt; <text:tab/><text:tab/>delete till end of the word</text:span></text:p>
      <text:p text:style-name="P43"><text:span text:style-name="T34">&lt;CTRL&gt;-&lt;</text:span>w<text:span text:style-name="T34">&gt;<text:tab/><text:tab/>delete till the beginning of the word</text:span></text:p>
      <text:p text:style-name="P61"/>
      <text:p text:style-name="P61"/>
      <text:p text:style-name="P69">TMUX</text:p>
      <text:p text:style-name="P62"/>
      <text:p text:style-name="P62"/>
      <text:p text:style-name="P62"><text:s/>tmux new-session <text:span text:style-name="T1">-s &lt;session_name&gt; -</text:span><text:span text:style-name="T10">c </text:span></text:p>
      <text:p text:style-name="P66"><text:span text:style-name="T10"><text:s/></text:span><text:span text:style-name="T42">tmux kill-session </text:span><text:span text:style-name="T11">[-t &lt;session_name&gt;] </text:span><text:span text:style-name="T12"># last session by default</text:span></text:p>
      <text:p text:style-name="P62"><text:s/><text:span text:style-name="T40">tmux att</text:span><text:span text:style-name="T13">ach</text:span><text:span text:style-name="T40"> </text:span><text:span text:style-name="T11">[-t &lt;session_name&gt;]</text:span></text:p>
      <text:p text:style-name="P62"><text:s/>tmux ls </text:p>
      <text:p text:style-name="P62"/>
      <text:p text:style-name="P62"/>
      <text:p text:style-name="P62"><text:s/>&lt;Ctrl-B&gt; → <text:s text:c="2"/><text:span text:style-name="T10">COMMAND_PREFIX</text:span></text:p>
      <text:p text:style-name="P62"><text:span text:style-name="T10"/></text:p>
      <text:p text:style-name="P62"><text:span text:style-name="T10"><text:s text:c="2"/></text:span><text:span text:style-name="T14">“</text:span><text:span text:style-name="T10"><text:tab/><text:tab/></text:span><text:span text:style-name="T38">horizontaly</text:span></text:p>
      <text:p text:style-name="P62"><text:s text:c="2"/><text:span text:style-name="T29">%</text:span><text:tab/><text:tab/><text:span text:style-name="T38">verticaly</text:span></text:p>
      <text:p text:style-name="P62"/>
      <text:p text:style-name="P62"><text:s text:c="2"/><text:span text:style-name="T30">o<text:tab/><text:tab/></text:span><text:span text:style-name="T38">select next pane</text:span></text:p>
      <text:p text:style-name="P63"><text:s text:c="2"/><text:span text:style-name="T30">q<text:tab/><text:tab/></text:span><text:span text:style-name="T38">display index on panes; then select them by pressing </text:span></text:p>
      <text:p text:style-name="P63"><text:span text:style-name="T38"><text:tab/><text:tab/><text:tab/>on corresponding number key</text:span></text:p>
      <text:p text:style-name="P63"><text:s text:c="2"/><text:span text:style-name="T31">&lt;space&gt;</text:span><text:span text:style-name="T39"><text:tab/><text:tab/>toggle between different pane structures</text:span></text:p>
      <text:p text:style-name="P63"><text:s text:c="2"/><text:span text:style-name="T31">w<text:tab/><text:tab/></text:span><text:span text:style-name="T39">display windows list</text:span></text:p>
      <text:p text:style-name="P64"><text:s text:c="2"/><text:span text:style-name="T31">s<text:tab/><text:tab/></text:span><text:span text:style-name="T39">display sessions list</text:span></text:p>
      <text:p text:style-name="P64"><text:s text:c="2"/><text:span text:style-name="T32">d<text:tab/><text:tab/></text:span><text:span text:style-name="T40">detach </text:span></text:p>
      <text:p text:style-name="P68"><text:span text:style-name="T36"><text:s text:c="2"/></text:span><text:span text:style-name="T42">c<text:tab/><text:tab/></text:span><text:span text:style-name="T36">create new window</text:span></text:p>
      <text:p text:style-name="P64"><text:s text:c="2"/><text:span text:style-name="T33">n<text:tab/><text:tab/></text:span><text:span text:style-name="T41">next window</text:span></text:p>
      <text:p text:style-name="P65"><text:s text:c="2"/><text:span text:style-name="T33">p<text:tab/><text:tab/></text:span><text:span text:style-name="T41">previous window</text:span></text:p>
      <text:p text:style-name="P65"><text:s text:c="2"/><text:span text:style-name="T41">[0-9]<text:tab/>select window by index</text:span></text:p>
      <text:p text:style-name="P67"><text:s text:c="2"/>,<text:tab/><text:tab/><text:span text:style-name="T35">rename pane</text:span></text:p>
      <text:p text:style-name="P67"><text:span text:style-name="T35"><text:s text:c="2"/></text:span><text:span text:style-name="T41">x<text:tab/><text:tab/></text:span><text:span text:style-name="T35">close current </text:span><text:span text:style-name="T36">pane</text:span></text:p>
      <text:p text:style-name="P67"><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7:06:52.853396643</meta:creation-date>
    <dc:date>2019-10-18T20:06:28.349334678</dc:date>
    <meta:editing-duration>PT3H20M23S</meta:editing-duration>
    <meta:editing-cycles>36</meta:editing-cycles>
    <meta:generator>LibreOffice/5.1.6.2$Linux_X86_64 LibreOffice_project/10m0$Build-2</meta:generator>
    <meta:document-statistic meta:table-count="0" meta:image-count="0" meta:object-count="0" meta:page-count="5" meta:paragraph-count="124" meta:word-count="517" meta:character-count="3531" meta:non-whitespace-character-count="2933"/>
  </office:meta>
</office:document-meta>
</file>